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1cm" style:rel-column-width="1412*"/>
    </style:style>
    <style:style style:name="Tableau1.B" style:family="table-column">
      <style:table-column-properties style:column-width="1.969cm" style:rel-column-width="1116*"/>
    </style:style>
    <style:style style:name="Tableau1.C" style:family="table-column">
      <style:table-column-properties style:column-width="6.83cm" style:rel-column-width="3872*"/>
    </style:style>
    <style:style style:name="Tableau1.D" style:family="table-column">
      <style:table-column-properties style:column-width="5.711cm" style:rel-column-width="323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1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Organisation du groupe</text:p>
            <text:p text:style-name="Table_20_Contents">- Rédaction des idées</text:p>
            <text:p text:style-name="Table_20_Contents">- Synthèse des compétences de chaque personne du groupe</text:p>
          </table:table-cell>
          <table:table-cell table:style-name="Tableau1.D2" table:number-rows-spanned="8" office:value-type="string">
            <text:p text:style-name="P3"/>
            <text:p text:style-name="P3"/>
            <text:p text:style-name="P3"/>
            <text:p text:style-name="P3"/>
            <text:p text:style-name="P3">- Recherche présentation du jeu (couleur, forme, images...)</text:p>
            <text:p text:style-name="P3">- Recherche de questions pour le « rendez-vous »</text:p>
            <text:p text:style-name="P3">- Recherche de nouvelles fonctionnalités</text:p>
            <text:p text:style-name="P3"/>
          </table:table-cell>
        </table:table-row>
        <table:table-row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édaction du cahier des charges</text:p>
          </table:table-cell>
          <table:covered-table-cell/>
        </table:table-row>
        <table:table-row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éalisation du potentiel logo</text:p>
          </table:table-cell>
          <table:covered-table-cell/>
        </table:table-row>
        <table:table-row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echerche de source sur le jeu</text:p>
          </table:table-cell>
          <table:covered-table-cell/>
        </table:table-row>
        <table:table-row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édaction du cahier des charges</text:p>
            <text:p text:style-name="Table_20_Contents">- Idée du nom de l'application</text:p>
          </table:table-cell>
          <table:covered-table-cell/>
        </table:table-row>
        <table:table-row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Synthèse des compétences de chaque personne du groupe</text:p>
          </table:table-cell>
          <table:covered-table-cell/>
        </table:table-row>
        <table:table-row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echerche de règles et astuces du jeu</text:p>
            <text:p text:style-name="Table_20_Contents">- Recherche de source sur le jeu</text:p>
          </table:table-cell>
          <table:covered-table-cell/>
        </table:table-row>
        <table:table-row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echerche de règles et astuces du jeu</text:p>
            <text:p text:style-name="Table_20_Contents">- Recherche de source sur le jeu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DI CARLO Benjamin / MALIGE Julien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14:04:37.65</meta:creation-date>
    <meta:editing-duration>PT1H23M53S</meta:editing-duration>
    <meta:editing-cycles>5</meta:editing-cycles>
    <meta:generator>OpenOffice/4.1.3$Win32 OpenOffice.org_project/413m1$Build-9783</meta:generator>
    <meta:initial-creator>Benjamin DI CARLO</meta:initial-creator>
    <dc:date>2018-01-11T15:28:31.43</dc:date>
    <dc:creator>Benjamin DI CARLO</dc:creator>
    <meta:document-statistic meta:table-count="1" meta:image-count="0" meta:object-count="0" meta:page-count="1" meta:paragraph-count="29" meta:word-count="131" meta:character-count="741"/>
  </office:meta>
</office:document-meta>
</file>